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byssinica SIL" svg:font-family="'Abyssinica SIL'" style:font-pitch="variable"/>
    <style:font-face style:name="Ubuntu Medium" svg:font-family="'Ubuntu Medium'"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roid Sans" fo:font-size="14pt" officeooo:paragraph-rsid="001d93bc" style:font-size-asian="14pt" style:font-size-complex="14pt"/>
    </style:style>
    <style:style style:name="P2" style:family="paragraph" style:parent-style-name="Standard">
      <style:text-properties style:font-name="Droid Sans" fo:font-size="14pt" fo:font-weight="bold" officeooo:paragraph-rsid="001d93bc" style:font-size-asian="14pt" style:font-weight-asian="bold" style:font-size-complex="14pt" style:font-weight-complex="bold"/>
    </style:style>
    <style:style style:name="T1" style:family="text">
      <style:text-properties officeooo:rsid="001d93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oot Beer BBQ Sauce</text:span></text:p>
      <text:p text:style-name="P1"><text:span text:style-name="T1"/></text:p>
      <text:p text:style-name="P1"><text:span text:style-name="T1">2 tablespoons canola oil</text:span></text:p>
      <text:p text:style-name="P1"><text:span text:style-name="T1">1 sweet onion, such as Vidalia, finely chopped</text:span></text:p>
      <text:p text:style-name="P1"><text:span text:style-name="T1">2 tablespoons finely grated fresh ginger</text:span></text:p>
      <text:p text:style-name="P1"><text:span text:style-name="T1">2 cloves garlic, finely chopped</text:span></text:p>
      <text:p text:style-name="P1"><text:span text:style-name="T1">2 teaspoons smoked Spanish paprika</text:span></text:p>
      <text:p text:style-name="P1"><text:span text:style-name="T1">2 cups good-quality root beer</text:span></text:p>
      <text:p text:style-name="P1"><text:span text:style-name="T1">2 cups ketchup</text:span></text:p>
      <text:p text:style-name="P1"><text:span text:style-name="T1">Scant 1/4 cup light brown sugar</text:span></text:p>
      <text:p text:style-name="P1"><text:span text:style-name="T1">2 tablespoons molasses</text:span></text:p>
      <text:p text:style-name="P1"><text:span text:style-name="T1">Juice and finely grated zest of 1 lemon</text:span></text:p>
      <text:p text:style-name="P1"><text:span text:style-name="T1">Kosher salt and freshly ground black pepper</text:span></text:p>
      <text:p text:style-name="P1"><text:span text:style-name="T1">Canola oil, for brushing</text:span></text:p>
      <text:p text:style-name="P1"><text:span text:style-name="T1"/></text:p>
      <text:p text:style-name="P1"><text:span text:style-name="T1">Heat the oil in a medium saucepan over medium heat, add the onions and cook until soft. Add the ginger and garlic and cook for 1 minute. Add the paprika and cook for 1 minute. Stir in the root beer and cook until reduced by half. Add the ketchup, brown sugar and molasses and cook over low heat until the flavors meld and the sauce reduces, stirring occasionally, about 30 minutes. Add the lemon juice and zest and season with salt and pep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byssinica SIL" svg:font-family="'Abyssinica SIL'" style:font-pitch="variable"/>
    <style:font-face style:name="Ubuntu Medium" svg:font-family="'Ubuntu Medium'"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7T05:20:33</meta:creation-date>
    <dc:date>2013-08-17T05:21:42</dc:date>
    <meta:editing-duration>P0D</meta:editing-duration>
    <meta:editing-cycles>1</meta:editing-cycles>
    <meta:document-statistic meta:table-count="0" meta:image-count="0" meta:object-count="0" meta:page-count="1" meta:paragraph-count="14" meta:word-count="151" meta:character-count="839" meta:non-whitespace-character-count="702"/>
    <meta:generator>LibreOffice/4.0.2.2$Linux_X86_64 LibreOffice_project/400m0$Build-2</meta:generator>
  </office:meta>
</office:document-meta>
</file>